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dddddd" draw:opacity="50%" draw:opacity-name="" draw:textarea-horizontal-align="justify" draw:textarea-vertical-align="middle" draw:auto-grow-height="false" fo:min-height="3cm" fo:min-width="2.7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1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auto-grow-height="true" draw:auto-grow-width="false" fo:min-height="0.216cm" fo:min-width="0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3333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draw:stroke="dash" draw:stroke-dash="Dashed_20__28_var_29_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81cm" svg:stroke-color="#99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35cm" svg:stroke-color="#00c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66ff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0" style:family="paragraph">
      <loext:graphic-properties draw:fill="solid" draw:fill-color="#ffffff"/>
      <style:text-properties style:font-name="Arial" fo:font-size="8pt" style:font-size-asian="8pt" style:font-size-complex="8p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Wiring" svg:x1="5.75cm" svg:y1="6.75cm" svg:x2="2.25cm" svg:y2="6.75cm">
          <text:p/>
        </draw:line>
        <draw:custom-shape draw:style-name="gr2" draw:text-style-name="P2" draw:layer="Pins" svg:width="3.25cm" svg:height="3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Pins" svg:width="0.25cm" svg:height="0.25cm" svg:x="24.5cm" svg:y="3.2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3.2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3.077cm">
          <draw:text-box>
            <text:p><text:span text:style-name="T1">01 <text:s text:c="2"/>02</text:span></text:p>
          </draw:text-box>
        </draw:frame>
        <draw:custom-shape draw:style-name="gr3" draw:text-style-name="P3" xml:id="id7" draw:id="id7" draw:layer="Pins" svg:width="0.25cm" svg:height="0.25cm" svg:x="24.5cm" svg:y="3.7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5" draw:layer="Pins" svg:width="0.25cm" svg:height="0.25cm" svg:x="26cm" svg:y="3.7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3.578cm">
          <draw:text-box>
            <text:p><text:span text:style-name="T1">03 <text:s text:c="2"/>04</text:span></text:p>
          </draw:text-box>
        </draw:frame>
        <draw:custom-shape draw:style-name="gr3" draw:text-style-name="P3" xml:id="id14" draw:id="id14" draw:layer="Pins" svg:width="0.25cm" svg:height="0.25cm" svg:x="24.5cm" svg:y="4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6" draw:layer="Pins" svg:width="0.25cm" svg:height="0.25cm" svg:x="26cm" svg:y="4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4.078cm">
          <draw:text-box>
            <text:p><text:span text:style-name="T1">05 <text:s text:c="2"/>06</text:span></text:p>
          </draw:text-box>
        </draw:frame>
        <draw:custom-shape draw:style-name="gr3" draw:text-style-name="P3" draw:layer="Pins" svg:width="0.25cm" svg:height="0.25cm" svg:x="24.5cm" svg:y="4.7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4.7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4.578cm">
          <draw:text-box>
            <text:p><text:span text:style-name="T1">07 <text:s text:c="2"/>08</text:span></text:p>
          </draw:text-box>
        </draw:frame>
        <draw:custom-shape draw:style-name="gr7" draw:text-style-name="P7" xml:id="id17" draw:id="id17" draw:layer="Pins" svg:width="0.25cm" svg:height="0.25cm" svg:x="24.5cm" svg:y="5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5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5.078cm">
          <draw:text-box>
            <text:p><text:span text:style-name="T1">09 <text:s text:c="2"/>10</text:span></text:p>
          </draw:text-box>
        </draw:frame>
        <draw:custom-shape draw:style-name="gr3" draw:text-style-name="P3" draw:layer="Pins" svg:width="0.25cm" svg:height="0.25cm" svg:x="24.5cm" svg:y="5.7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5.7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53cm" svg:height="0.569cm" svg:x="24.63cm" svg:y="5.578cm">
          <draw:text-box>
            <text:p><text:span text:style-name="T1">11 <text:s text:c="2"/>12</text:span></text:p>
          </draw:text-box>
        </draw:frame>
        <draw:custom-shape draw:style-name="gr8" draw:text-style-name="P8" draw:layer="Pins" svg:width="0.25cm" svg:height="0.25cm" svg:x="24.5cm" svg:y="3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5" xml:id="id15" draw:id="id15" draw:layer="Pins" svg:width="0.25cm" svg:height="0.25cm" svg:x="26cm" svg:y="3.22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4.5cm" svg:y="6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7" draw:layer="Pins" svg:width="0.25cm" svg:height="0.25cm" svg:x="26cm" svg:y="6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6.079cm">
          <draw:text-box>
            <text:p><text:span text:style-name="T1">13 <text:s text:c="2"/>14</text:span></text:p>
          </draw:text-box>
        </draw:frame>
        <draw:custom-shape draw:style-name="gr3" draw:text-style-name="P3" draw:layer="Pins" svg:width="0.25cm" svg:height="0.25cm" svg:x="24.5cm" svg:y="6.7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6.7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6.579cm">
          <draw:text-box>
            <text:p><text:span text:style-name="T1">15 <text:s text:c="2"/>16</text:span></text:p>
          </draw:text-box>
        </draw:frame>
        <draw:custom-shape draw:style-name="gr8" draw:text-style-name="P8" draw:layer="Pins" svg:width="0.25cm" svg:height="0.25cm" svg:x="24.5cm" svg:y="7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7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7.079cm">
          <draw:text-box>
            <text:p><text:span text:style-name="T1">17 <text:s text:c="2"/>18</text:span></text:p>
          </draw:text-box>
        </draw:frame>
        <draw:custom-shape draw:style-name="gr3" draw:text-style-name="P3" draw:layer="Pins" svg:width="0.25cm" svg:height="0.25cm" svg:x="24.5cm" svg:y="7.7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7.7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7.579cm">
          <draw:text-box>
            <text:p><text:span text:style-name="T1">19 <text:s text:c="2"/>20</text:span></text:p>
          </draw:text-box>
        </draw:frame>
        <draw:custom-shape draw:style-name="gr3" draw:text-style-name="P3" draw:layer="Pins" svg:width="0.25cm" svg:height="0.25cm" svg:x="24.5cm" svg:y="8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8.22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8.079cm">
          <draw:text-box>
            <text:p><text:span text:style-name="T1">21 <text:s text:c="2"/>22</text:span></text:p>
          </draw:text-box>
        </draw:frame>
        <draw:custom-shape draw:style-name="gr3" draw:text-style-name="P3" draw:layer="Pins" svg:width="0.25cm" svg:height="0.25cm" svg:x="24.5cm" svg:y="8.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8.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8.58cm">
          <draw:text-box>
            <text:p><text:span text:style-name="T1">23 <text:s text:c="2"/>24</text:span></text:p>
          </draw:text-box>
        </draw:frame>
        <draw:custom-shape draw:style-name="gr7" draw:text-style-name="P7" draw:layer="Pins" svg:width="0.25cm" svg:height="0.25cm" svg:x="24.5cm" svg:y="9.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9.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9.08cm">
          <draw:text-box>
            <text:p><text:span text:style-name="T1">25 <text:s text:c="2"/>26</text:span></text:p>
          </draw:text-box>
        </draw:frame>
        <draw:custom-shape draw:style-name="gr3" draw:text-style-name="P3" draw:layer="Pins" svg:width="0.25cm" svg:height="0.25cm" svg:x="24.5cm" svg:y="8.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8.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8.08cm">
          <draw:text-box>
            <text:p><text:span text:style-name="T1">21 <text:s text:c="2"/>22</text:span></text:p>
          </draw:text-box>
        </draw:frame>
        <draw:custom-shape draw:style-name="gr3" draw:text-style-name="P3" draw:layer="Pins" svg:width="0.25cm" svg:height="0.25cm" svg:x="24.5cm" svg:y="9.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9.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9.58cm">
          <draw:text-box>
            <text:p><text:span text:style-name="T1">27 <text:s text:c="2"/>28</text:span></text:p>
          </draw:text-box>
        </draw:frame>
        <draw:custom-shape draw:style-name="gr3" draw:text-style-name="P3" draw:layer="Pins" svg:width="0.25cm" svg:height="0.25cm" svg:x="24.5cm" svg:y="10.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7" draw:layer="Pins" svg:width="0.25cm" svg:height="0.25cm" svg:x="26cm" svg:y="10.2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10.08cm">
          <draw:text-box>
            <text:p><text:span text:style-name="T1">29 <text:s text:c="2"/>30</text:span></text:p>
          </draw:text-box>
        </draw:frame>
        <draw:custom-shape draw:style-name="gr3" draw:text-style-name="P3" draw:layer="Pins" svg:width="0.25cm" svg:height="0.25cm" svg:x="24.5cm" svg:y="10.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10.7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10.58cm">
          <draw:text-box>
            <text:p><text:span text:style-name="T1">31 <text:s text:c="2"/>32</text:span></text:p>
          </draw:text-box>
        </draw:frame>
        <draw:custom-shape draw:style-name="gr3" draw:text-style-name="P3" draw:layer="Pins" svg:width="0.25cm" svg:height="0.25cm" svg:x="24.5cm" svg:y="11.2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7" draw:layer="Pins" svg:width="0.25cm" svg:height="0.25cm" svg:x="26cm" svg:y="11.2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11.081cm">
          <draw:text-box>
            <text:p><text:span text:style-name="T1">33 <text:s text:c="2"/>34</text:span></text:p>
          </draw:text-box>
        </draw:frame>
        <draw:custom-shape draw:style-name="gr3" draw:text-style-name="P3" draw:layer="Pins" svg:width="0.25cm" svg:height="0.25cm" svg:x="24.5cm" svg:y="11.7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11.7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11.581cm">
          <draw:text-box>
            <text:p><text:span text:style-name="T1">35 <text:s text:c="2"/>36</text:span></text:p>
          </draw:text-box>
        </draw:frame>
        <draw:custom-shape draw:style-name="gr3" draw:text-style-name="P3" draw:layer="Pins" svg:width="0.25cm" svg:height="0.25cm" svg:x="24.5cm" svg:y="12.2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12.2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12.081cm">
          <draw:text-box>
            <text:p><text:span text:style-name="T1">37 <text:s text:c="2"/>38</text:span></text:p>
          </draw:text-box>
        </draw:frame>
        <draw:custom-shape draw:style-name="gr7" draw:text-style-name="P7" draw:layer="Pins" svg:width="0.25cm" svg:height="0.25cm" svg:x="24.5cm" svg:y="12.7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26cm" svg:y="12.73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Pins" svg:width="1.37cm" svg:height="0.569cm" svg:x="24.63cm" svg:y="12.581cm">
          <draw:text-box>
            <text:p><text:span text:style-name="T1">39 <text:s text:c="2"/>40</text:span></text:p>
          </draw:text-box>
        </draw:frame>
        <draw:custom-shape draw:style-name="gr3" draw:text-style-name="P3" draw:layer="Pins" svg:width="0.25cm" svg:height="0.25cm" svg:x="10.75cm" svg:y="4.2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Pins" svg:width="0.25cm" svg:height="0.25cm" svg:x="10.75cm" svg:y="4.7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9" draw:text-style-name="P4" draw:layer="Pins" svg:width="1.25cm" svg:height="0.569cm" svg:x="9.6cm" svg:y="6.597cm">
          <draw:text-box>
            <text:p><text:span text:style-name="T1">VCC</text:span></text:p>
          </draw:text-box>
        </draw:frame>
        <draw:custom-shape draw:style-name="gr3" draw:text-style-name="P3" xml:id="id9" draw:id="id9" draw:layer="Pins" svg:width="0.25cm" svg:height="0.25cm" svg:x="10.75cm" svg:y="5.2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10" draw:id="id10" draw:layer="Pins" svg:width="0.25cm" svg:height="0.25cm" svg:x="10.75cm" svg:y="5.7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7" xml:id="id11" draw:id="id11" draw:layer="Pins" svg:width="0.25cm" svg:height="0.25cm" svg:x="10.75cm" svg:y="6.2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5" xml:id="id13" draw:id="id13" draw:layer="Pins" svg:width="0.25cm" svg:height="0.25cm" svg:x="10.75cm" svg:y="6.74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9" draw:text-style-name="P4" draw:layer="Pins" svg:width="1.25cm" svg:height="0.569cm" svg:x="9.6cm" svg:y="6.098cm">
          <draw:text-box>
            <text:p><text:span text:style-name="T1">GND</text:span></text:p>
          </draw:text-box>
        </draw:frame>
        <draw:frame draw:style-name="gr9" draw:text-style-name="P4" draw:layer="Pins" svg:width="1.25cm" svg:height="0.569cm" svg:x="9.6cm" svg:y="5.599cm">
          <draw:text-box>
            <text:p><text:span text:style-name="T1">SCL</text:span></text:p>
          </draw:text-box>
        </draw:frame>
        <draw:frame draw:style-name="gr9" draw:text-style-name="P4" draw:layer="Pins" svg:width="1.25cm" svg:height="0.569cm" svg:x="9.6cm" svg:y="5.099cm">
          <draw:text-box>
            <text:p><text:span text:style-name="T1">SDA</text:span></text:p>
          </draw:text-box>
        </draw:frame>
        <draw:frame draw:style-name="gr9" draw:text-style-name="P4" draw:layer="Pins" svg:width="1.25cm" svg:height="0.569cm" svg:x="9.6cm" svg:y="4.599cm">
          <draw:text-box>
            <text:p><text:span text:style-name="T1">Vin-</text:span></text:p>
          </draw:text-box>
        </draw:frame>
        <draw:frame draw:style-name="gr9" draw:text-style-name="P4" draw:layer="Pins" svg:width="1.25cm" svg:height="0.569cm" svg:x="9.6cm" svg:y="4.1cm">
          <draw:text-box>
            <text:p><text:span text:style-name="T1">Vin+</text:span></text:p>
          </draw:text-box>
        </draw:frame>
        <draw:custom-shape draw:style-name="gr3" draw:text-style-name="P3" xml:id="id1" draw:id="id1" draw:layer="Pins" svg:width="0.25cm" svg:height="0.2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Pins" svg:width="0.25cm" svg:height="0.25cm" svg:x="8.25cm" svg:y="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Pins" svg:width="0.997cm" svg:height="0.569cm" svg:x="8cm" svg:y="6.181cm">
          <draw:text-box>
            <text:p><text:span text:style-name="T1">Vin-</text:span></text:p>
          </draw:text-box>
        </draw:frame>
        <draw:frame draw:style-name="gr4" draw:text-style-name="P4" draw:layer="Pins" svg:width="1.069cm" svg:height="0.569cm" svg:x="8cm" svg:y="4.65cm">
          <draw:text-box>
            <text:p><text:span text:style-name="T1">Vin+</text:span></text:p>
          </draw:text-box>
        </draw:frame>
        <draw:frame draw:style-name="gr10" draw:text-style-name="P4" draw:layer="Pins" svg:width="1.175cm" svg:height="0.569cm" draw:transform="rotate (1.5707963267949) translate (8.85cm 6.25cm)">
          <draw:text-box>
            <text:p><text:span text:style-name="T1">R100</text:span></text:p>
          </draw:text-box>
        </draw:frame>
        <draw:frame draw:style-name="gr4" draw:text-style-name="P9" draw:layer="Pins" svg:width="1.92cm" svg:height="0.725cm" svg:x="8.58cm" svg:y="3.425cm">
          <draw:text-box>
            <text:p><text:span text:style-name="T2">INA219</text:span></text:p>
          </draw:text-box>
        </draw:frame>
        <draw:frame draw:style-name="gr4" draw:text-style-name="P9" draw:layer="Pins" svg:width="2.953cm" svg:height="1.199cm" svg:x="23.947cm" svg:y="2cm">
          <draw:text-box>
            <text:p><text:span text:style-name="T2">Raspberry Pi</text:span></text:p>
            <text:p text:style-name="P3"><text:span text:style-name="T2">GPIO</text:span></text:p>
          </draw:text-box>
        </draw:frame>
        <draw:g>
          <draw:custom-shape draw:style-name="gr11" draw:text-style-name="P7" draw:layer="Pins" svg:width="0.5cm" svg:height="0.5cm" draw:transform="rotate (1.5709708597201) translate (4.5cm 7.0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7" draw:layer="Pins" svg:width="0.501cm" svg:height="0.1cm" draw:transform="rotate (1.5709708597201) translate (4.5cm 7.001cm)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0" draw:layer="Pins" svg:width="1.006cm" svg:height="0.603cm" svg:x="2.744cm" svg:y="6.452cm">
          <draw:text-box>
            <text:p><text:span text:style-name="T1">220</text:span></text:p>
          </draw:text-box>
        </draw:frame>
        <draw:line draw:style-name="gr1" draw:text-style-name="P1" xml:id="id5" draw:id="id5" draw:layer="Wiring" svg:x1="2.25cm" svg:y1="2cm" svg:x2="2.25cm" svg:y2="6.75cm">
          <text:p/>
        </draw:line>
        <draw:line draw:style-name="gr14" draw:text-style-name="P1" xml:id="id2" draw:id="id2" draw:layer="Wiring" svg:x1="5.75cm" svg:y1="2cm" svg:x2="5.75cm" svg:y2="5.25cm">
          <text:p/>
        </draw:line>
        <draw:line draw:style-name="gr14" draw:text-style-name="P1" xml:id="id4" draw:id="id4" draw:layer="Wiring" svg:x1="5.75cm" svg:y1="6cm" svg:x2="5.75cm" svg:y2="6.75cm">
          <text:p/>
        </draw:line>
        <draw:connector draw:style-name="gr15" draw:text-style-name="P3" draw:layer="Wiring" draw:type="curve" svg:x1="8.25cm" svg:y1="5.375cm" svg:x2="5.75cm" svg:y2="5.25cm" draw:start-shape="id1" draw:start-glue-point="6" draw:end-shape="id2" draw:end-glue-point="2" svg:d="M8250 5375c-1861 0-612-125-2500-125" svg:viewBox="0 0 2501 126">
          <text:p/>
        </draw:connector>
        <draw:connector draw:style-name="gr14" draw:text-style-name="P1" draw:layer="Wiring" draw:type="curve" svg:x1="8.25cm" svg:y1="5.892cm" svg:x2="5.75cm" svg:y2="6cm" draw:start-shape="id3" draw:start-glue-point="6" draw:end-shape="id4" draw:end-glue-point="0" svg:d="M8250 5892c-1861 0-612 108-2500 108" svg:viewBox="0 0 2501 109">
          <text:p/>
        </draw:connector>
        <draw:custom-shape draw:style-name="gr16" draw:text-style-name="P11" xml:id="id6" draw:id="id6" draw:layer="Wiring" svg:width="0.25cm" svg:height="0.25cm" svg:x="4cm" svg:y="8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Wiring" draw:type="curve" draw:line-skew="-2.068cm" svg:x1="2.25cm" svg:y1="6.75cm" svg:x2="4.25cm" svg:y2="8.25cm" draw:start-shape="id5" draw:start-glue-point="2" draw:end-shape="id6" draw:end-glue-point="4" svg:d="M2250 6750c649 0-350 1500 2000 1500" svg:viewBox="0 0 2001 1501">
          <text:p/>
        </draw:connector>
        <draw:connector draw:style-name="gr18" draw:text-style-name="P1" draw:layer="Wiring" draw:type="curve" draw:line-skew="0.512cm" svg:x1="4.25cm" svg:y1="8.25cm" svg:x2="5.75cm" svg:y2="6.75cm" draw:start-shape="id6" draw:start-glue-point="4" draw:end-shape="id4" draw:end-glue-point="2" svg:d="M4250 8250c1881 0 1131-1500 1500-1500" svg:viewBox="0 0 1501 1501">
          <text:p/>
        </draw:connector>
        <draw:line draw:style-name="gr19" draw:text-style-name="P1" xml:id="id8" draw:id="id8" draw:layer="Wiring" svg:x1="12.5cm" svg:y1="5.25cm" svg:x2="21.75cm" svg:y2="5.25cm">
          <text:p/>
        </draw:line>
        <draw:connector draw:style-name="gr20" draw:text-style-name="P1" draw:layer="Wiring" draw:type="curve" svg:x1="24.5cm" svg:y1="3.853cm" svg:x2="21.75cm" svg:y2="5.25cm" draw:start-shape="id7" draw:start-glue-point="6" draw:end-shape="id8" draw:end-glue-point="1" svg:d="M24500 3853c-2032 0-658 1397-2750 1397" svg:viewBox="0 0 2751 1398">
          <text:p/>
        </draw:connector>
        <draw:connector draw:style-name="gr20" draw:text-style-name="P1" draw:layer="Wiring" draw:type="curve" svg:x1="12.5cm" svg:y1="5.25cm" svg:x2="11cm" svg:y2="5.372cm" draw:start-shape="id8" draw:start-glue-point="3" draw:end-shape="id9" draw:end-glue-point="10" svg:d="M12500 5250c-1155 0-405 122-1500 122" svg:viewBox="0 0 1501 123">
          <text:p/>
        </draw:connector>
        <draw:connector draw:style-name="gr21" draw:text-style-name="P1" xml:id="id12" draw:id="id12" draw:layer="Wiring" draw:type="curve" svg:x1="11cm" svg:y1="5.872cm" svg:x2="12.087cm" svg:y2="5.268cm" draw:start-shape="id10" draw:start-glue-point="10" svg:d="M11000 5872c1191 0 648-604 1087-604" svg:viewBox="0 0 1088 605">
          <text:p/>
        </draw:connector>
        <draw:connector draw:style-name="gr1" draw:text-style-name="P1" draw:layer="Wiring" draw:type="curve" draw:line-skew="-0.36cm" svg:x1="11cm" svg:y1="6.372cm" svg:x2="12.087cm" svg:y2="5.268cm" draw:start-shape="id11" draw:start-glue-point="10" draw:end-shape="id12" draw:end-glue-point="3" svg:d="M11000 6372c1867 0 1324-1104 1087-1104" svg:viewBox="0 0 1348 1105">
          <text:p/>
        </draw:connector>
        <draw:connector draw:style-name="gr14" draw:text-style-name="P1" draw:layer="Wiring" draw:type="curve" svg:x1="11cm" svg:y1="6.872cm" svg:x2="12.087cm" svg:y2="5.268cm" draw:start-shape="id13" draw:start-glue-point="10" draw:end-shape="id12" draw:end-glue-point="3" svg:d="M11000 6872c2407 0 1864-1604 1087-1604" svg:viewBox="0 0 1747 1605">
          <text:p/>
        </draw:connector>
        <draw:connector draw:style-name="gr21" draw:text-style-name="P1" xml:id="id16" draw:id="id16" draw:layer="Wiring" draw:type="curve" svg:x1="24.5cm" svg:y1="4.353cm" svg:x2="21.984cm" svg:y2="5.243cm" draw:start-shape="id14" draw:start-glue-point="6" svg:d="M24500 4353c-2262 0-1004 890-2516 890" svg:viewBox="0 0 2517 891">
          <text:p/>
        </draw:connector>
        <draw:connector draw:style-name="gr14" draw:text-style-name="P1" draw:layer="Wiring" draw:type="curve" draw:line-skew="0.851cm -3.301cm" svg:x1="26.25cm" svg:y1="3.353cm" svg:x2="21.984cm" svg:y2="5.243cm" draw:start-shape="id15" draw:start-glue-point="10" draw:end-shape="id16" draw:end-glue-point="3" svg:d="M26250 3353c2028 0 1691-446 117-1017s-4383-1267-4383 2907" svg:viewBox="0 0 5677 3340">
          <text:p/>
        </draw:connector>
        <draw:connector draw:style-name="gr1" draw:text-style-name="P1" draw:layer="Wiring" draw:type="curve" draw:line-skew="1.896cm" svg:x1="21.984cm" svg:y1="5.243cm" svg:x2="24.5cm" svg:y2="5.353cm" draw:start-shape="id16" draw:start-glue-point="3" draw:end-shape="id17" draw:end-glue-point="6" svg:d="M21984 5243c2067 0 809 110 2516 110" svg:viewBox="0 0 2517 111">
          <text:p/>
        </draw:connector>
        <draw:connector draw:style-name="gr1" draw:text-style-name="P1" draw:layer="Wiring" draw:type="curve" draw:line-skew="0cm 1.538cm" svg:x1="11cm" svg:y1="6.372cm" svg:x2="2.25cm" svg:y2="6.75cm" draw:start-shape="id11" draw:start-glue-point="10" draw:end-shape="id5" draw:end-glue-point="2" svg:d="M11000 6372c751 0 626 1217-1749 2083s-7001 1379-7001-1705" svg:viewBox="0 0 9159 2748">
          <text:p/>
        </draw:connector>
        <draw:frame draw:style-name="gr4" draw:text-style-name="P4" draw:layer="Wiring" svg:width="1.086cm" svg:height="0.569cm" svg:x="23.414cm" svg:y="3.431cm">
          <draw:text-box>
            <text:p><text:span text:style-name="T1">SDA</text:span></text:p>
          </draw:text-box>
        </draw:frame>
        <draw:frame draw:style-name="gr4" draw:text-style-name="P4" draw:layer="Wiring" svg:width="1.052cm" svg:height="0.569cm" svg:x="23.448cm" svg:y="4.25cm">
          <draw:text-box>
            <text:p><text:span text:style-name="T1">SCL</text:span></text:p>
          </draw:text-box>
        </draw:frame>
        <draw:frame draw:style-name="gr4" draw:text-style-name="P4" draw:layer="Wiring" svg:width="1.014cm" svg:height="0.569cm" svg:x="26.25cm" svg:y="3.25cm">
          <draw:text-box>
            <text:p><text:span text:style-name="T1">+5V</text:span></text:p>
          </draw:text-box>
        </draw:frame>
        <draw:frame draw:style-name="gr4" draw:text-style-name="P4" draw:layer="Wiring" svg:width="1.129cm" svg:height="0.569cm" svg:x="23.371cm" svg:y="5.231cm">
          <draw:text-box>
            <text:p><text:span text:style-name="T1">GND</text:span></text:p>
          </draw:text-box>
        </draw:frame>
        <draw:frame draw:style-name="gr4" draw:text-style-name="P4" draw:layer="Wiring" svg:width="1.129cm" svg:height="0.569cm" svg:x="2.164cm" svg:y="1.931cm">
          <draw:text-box>
            <text:p><text:span text:style-name="T1">GND</text:span></text:p>
          </draw:text-box>
        </draw:frame>
        <draw:frame draw:style-name="gr4" draw:text-style-name="P4" draw:layer="Wiring" svg:width="0.667cm" svg:height="0.569cm" svg:x="5.021cm" svg:y="1.931cm">
          <draw:text-box>
            <text:p><text:span text:style-name="T1">+</text:span></text:p>
          </draw:text-box>
        </draw:frame>
        <draw:frame draw:style-name="gr4" draw:text-style-name="P9" draw:layer="Wiring" svg:width="3.563cm" svg:height="1.199cm" svg:x="2.319cm" svg:y="0.975cm">
          <draw:text-box>
            <text:p><text:span text:style-name="T2">External Power</text:span></text:p>
            <text:p><text:span text:style-name="T2">(current limited!)</text:span></text:p>
          </draw:text-box>
        </draw:frame>
        <draw:frame draw:style-name="gr4" draw:text-style-name="P9" draw:layer="Wiring" svg:width="2.623cm" svg:height="0.725cm" svg:x="4.25cm" svg:y="8.025cm">
          <draw:text-box>
            <text:p><text:span text:style-name="T2">Shortcircu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ins"/>
      <draw:layer draw:name="Wirin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3:08:14.065922867</meta:creation-date>
    <dc:date>2019-01-21T14:16:59.421536283</dc:date>
    <meta:editing-duration>PT22M18S</meta:editing-duration>
    <meta:editing-cycles>3</meta:editing-cycles>
    <meta:generator>LibreOffice/6.1.3.2$Linux_X86_64 LibreOffice_project/10$Build-2</meta:generator>
    <meta:document-statistic meta:object-count="116"/>
  </office:meta>
</office:document-meta>
</file>